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inomacs</text:title></text:p>
      <text:p text:style-name="OrgTitle"/>
      <text:p text:style-name="OrgSubtitle"><text:initial-creator>Christian Witter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4403e8">1. About Sinomacs</text:a></text:p>
          <text:p text:style-name="Contents_20_1"><text:a xlink:type="simple" xlink:href="#orgc8f9a20">2. Orgmode</text:a></text:p>
          <text:p text:style-name="Contents_20_1"><text:a xlink:type="simple" xlink:href="#org005b38b">3. References</text:a></text:p>
        </text:index-body>
      </text:table-of-content>
      <text:h text:style-name="Heading_20_1" text:outline-level="1" text:is-list-header="false">
<text:bookmark-start text:name="OrgXref.org94403e8"/>
<text:bookmark text:name="org94403e8"/>About Sinomacs
<text:bookmark-end text:name="OrgXref.org94403e8"/></text:h>
      <text:p text:style-name="Text_20_body"><text:span text:style-name="OrgCode">Sinomacs</text:span> is an attempt to make it easier for Sinologists to use
the <text:span text:style-name="OrgCode">Kanseki Repository</text:span> and <text:span text:style-name="OrgCode">Mandoku</text:span>. While <text:span text:style-name="OrgCode">Mandoku</text:span> is an Emacs
package that provides access to the <text:span text:style-name="OrgCode">Kanseki Repository</text:span>, <text:span text:style-name="OrgCode">Sinomacs</text:span>
is a customization for Emacs. The difference is the following: While
<text:span text:style-name="OrgCode">Mandoku</text:span> is carefully designed to blend in to an existing Emacs
configuration and behaves like any other Emacs package in that
respect, <text:span text:style-name="OrgCode">Sinomacs</text:span> tries to change many aspects of Emacs to make it
easier for users without previous experience of Emacs and without a
technical background to use <text:span text:style-name="OrgCode">Mandoku</text:span> productively.  
</text:p>
      <text:h text:style-name="Heading_20_1" text:outline-level="1" text:is-list-header="false">
<text:bookmark-start text:name="OrgXref.orgc8f9a20"/>
<text:bookmark text:name="orgc8f9a20"/>Orgmode
<text:bookmark-end text:name="OrgXref.orgc8f9a20"/></text:h>
      <text:p text:style-name="Text_20_body">One of the major components of Emacs (and Mandoku and Sinomacs) is
<text:span text:style-name="OrgCode">Orgmode</text:span>  [Dominik201408] . This is an extension to Emacs that allows note-taking,
planning, writing of academic articles and documenting of
reproducible research.
</text:p>
      <text:h text:style-name="Heading_20_1" text:outline-level="1" text:is-list-header="false">
<text:bookmark-start text:name="OrgXref.org005b38b"/>
<text:bookmark text:name="org005b38b"/>References
<text:bookmark-end text:name="OrgXref.org005b38b"/></text:h>
      <text:p text:style-name="Text_20_body">Bibliography
=============
[Dominik201408] Carsten Dominik, The Org Mode 8 Reference Manual - Organize your life with GNU  Emacs, Samurai Media Limited (2014).
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ristian Wittern</dc:creator>
    <meta:initial-creator>Christian Wittern</meta:initial-creator>
    <dc:date>2017-01-23T17:32:15</dc:date>
    <meta:creation-date>2017-01-23T17:32:15</meta:creation-date>
    <meta:generator>Emacs 25.1.1 (Org mode 9.0.3)</meta:generator>
    <meta:keyword/>
    <dc:subject/>
    <dc:title>Sinomacs</dc:title>
  </office:meta>
</office:document-meta>
</file>